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modprobe -r rtl8723de &amp;&amp; sleep 5 &amp;&amp; sudo modprobe rtl8723de ant_sel=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20:54:58.068239680</meta:creation-date>
    <dc:date>2019-08-07T20:55:17.272776986</dc:date>
    <meta:editing-duration>PT23S</meta:editing-duration>
    <meta:editing-cycles>1</meta:editing-cycles>
    <meta:document-statistic meta:table-count="0" meta:image-count="0" meta:object-count="0" meta:page-count="1" meta:paragraph-count="1" meta:word-count="12" meta:character-count="74" meta:non-whitespace-character-count="63"/>
    <meta:generator>LibreOffice/6.0.7.3$Linux_X86_64 LibreOffice_project/00m0$Build-3</meta:generator>
  </office:meta>
</office:document-meta>
</file>